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 100次时间和 " draw:style-name="gr1" draw:text-style-name="P1" svg:width="159.97mm" svg:height="90.04mm" svg:x="101.87mm" svg:y="44.36mm">
            <draw:object draw:notify-on-update-of-ranges="Sheet1.A1:Sheet1.A1 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 100次 时间和 memtest -m 20 -c 0 -i 100</svg:title>
          </draw:frame>
        </table:shapes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cache 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Time 1 /s</text:p>
          </table:table-cell>
          <table:table-cell table:style-name="ce1" office:value-type="float" office:value="332.27" calcext:value-type="float">
            <text:p>332.27</text:p>
          </table:table-cell>
          <table:table-cell table:style-name="ce1" office:value-type="float" office:value="328.9" calcext:value-type="float">
            <text:p>328.9</text:p>
          </table:table-cell>
          <table:table-cell table:style-name="ce1" office:value-type="float" office:value="319.49" calcext:value-type="float">
            <text:p>319.49</text:p>
          </table:table-cell>
          <table:table-cell table:style-name="ce1" office:value-type="float" office:value="309.36" calcext:value-type="float">
            <text:p>309.36</text:p>
          </table:table-cell>
          <table:table-cell table:style-name="ce1" office:value-type="float" office:value="298.37" calcext:value-type="float">
            <text:p>298.37</text:p>
          </table:table-cell>
          <table:table-cell table:style-name="ce1" office:value-type="float" office:value="287.46" calcext:value-type="float">
            <text:p>287.46</text:p>
          </table:table-cell>
          <table:table-cell table:style-name="ce1" office:value-type="float" office:value="277.05" calcext:value-type="float">
            <text:p>277.05</text:p>
          </table:table-cell>
          <table:table-cell table:style-name="ce1" office:value-type="float" office:value="265.44" calcext:value-type="float">
            <text:p>265.44</text:p>
          </table:table-cell>
          <table:table-cell table:style-name="ce1" office:value-type="float" office:value="253.43" calcext:value-type="float">
            <text:p>253.43</text:p>
          </table:table-cell>
          <table:table-cell table:style-name="ce1" office:value-type="float" office:value="244.47" calcext:value-type="float">
            <text:p>244.47</text:p>
          </table:table-cell>
          <table:table-cell table:style-name="ce1" office:value-type="float" office:value="234.21" calcext:value-type="float">
            <text:p>234.21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table:number-columns-repeated="10"/>
          <table:table-cell table:style-name="ce1" office:value-type="float" office:value="241.72" calcext:value-type="float">
            <text:p>241.72</text:p>
          </table:table-cell>
          <table:table-cell table:style-name="ce1" office:value-type="float" office:value="246.46" calcext:value-type="float">
            <text:p>246.4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table:number-columns-repeated="10"/>
          <table:table-cell table:style-name="ce1" office:value-type="float" office:value="243.98" calcext:value-type="float">
            <text:p>243.98</text:p>
          </table:table-cell>
          <table:table-cell table:style-name="ce1" office:value-type="float" office:value="232.87" calcext:value-type="float">
            <text:p>232.87</text:p>
          </table:table-cell>
          <table:table-cell table:style-name="ce1"/>
          <table:table-cell table:number-columns-repeated="2"/>
        </table:table-row>
        <table:table-row table:style-name="ro1" table:number-rows-repeated="2">
          <table:table-cell table:style-name="ce1" table:number-columns-repeated="13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2">
          <table:table-cell table:number-columns-repeated="14"/>
          <table:table-cell table:style-name="ce3" office:value-type="string" calcext:value-type="string">
            <text:p>memtest -m 20 -c 0 -i 100</text:p>
          </table:table-cell>
        </table:table-row>
        <table:table-row table:style-name="ro3">
          <table:table-cell table:number-columns-repeated="14"/>
          <table:table-cell table:style-name="ce3" office:value-type="string" calcext:value-type="string">
            <text:p>100次</text:p>
          </table:table-cell>
        </table:table-row>
        <table:table-row table:style-name="ro2">
          <table:table-cell table:number-columns-repeated="14"/>
          <table:table-cell table:style-name="ce3" office:value-type="string" calcext:value-type="string">
            <text:p>时间和</text:p>
          </table:table-cell>
        </table:table-row>
        <table:table-row table:style-name="ro2">
          <table:table-cell table:number-columns-repeated="14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5:27:12.344955313</meta:creation-date>
    <dc:date>2019-08-24T17:21:07.591891815</dc:date>
    <meta:editing-duration>PT31M53S</meta:editing-duration>
    <meta:editing-cycles>4</meta:editing-cycles>
    <meta:generator>LibreOffice/6.0.7.3$Linux_X86_64 LibreOffice_project/00m0$Build-3</meta:generator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99cm" svg:y="4.203cm" style:legend-expansion="high" chart:style-name="ch2"/>
        <chart:plot-area chart:style-name="ch3" table:cell-range-address="Sheet1.A1:Sheet1.L2" chart:data-source-has-labels="both" svg:x="1.275cm" svg:y="0.18cm" svg:width="11.944cm" svg:height="7.662cm">
          <chartooo:coordinate-region svg:x="2.082cm" svg:y="0.379cm" svg:width="10.806cm" svg:height="6.816cm"/>
          <chart:axis chart:dimension="x" chart:name="primary-x" chart:style-name="ch4" chartooo:axis-type="auto">
            <chartooo:date-scale/>
            <chart:title svg:x="6.581cm" svg:y="8.022cm" chart:style-name="ch5">
              <text:p>cache/m</text:p>
            </chart:title>
            <chart:categories table:cell-range-address="Sheet1.B1:Sheet1.L1"/>
          </chart:axis>
          <chart:axis chart:dimension="y" chart:name="primary-y" chart:style-name="ch4">
            <chart:title svg:x="0.396cm" svg:y="4.492cm" chart:style-name="ch6">
              <text:p>time/s</text:p>
            </chart:title>
            <chart:grid chart:style-name="ch7" chart:class="major"/>
          </chart:axis>
          <chart:series chart:style-name="ch8" chart:values-cell-range-address="Sheet1.B2:Sheet1.L2" chart:label-cell-address="Sheet1.A2:Sheet1.A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1 /s</text:p>
                <draw:g>
                  <svg:desc>Sheet1.A2:Sheet1.A2</svg:desc>
                </draw:g>
              </table:table-cell>
              <table:table-cell office:value-type="float" office:value="332.27">
                <text:p>332.27</text:p>
                <draw:g>
                  <svg:desc>Sheet1.B2:Sheet1.L2</svg:desc>
                </draw:g>
              </table:table-cell>
              <table:table-cell office:value-type="float" office:value="328.9">
                <text:p>328.9</text:p>
              </table:table-cell>
              <table:table-cell office:value-type="float" office:value="319.49">
                <text:p>319.49</text:p>
              </table:table-cell>
              <table:table-cell office:value-type="float" office:value="309.36">
                <text:p>309.36</text:p>
              </table:table-cell>
              <table:table-cell office:value-type="float" office:value="298.37">
                <text:p>298.37</text:p>
              </table:table-cell>
              <table:table-cell office:value-type="float" office:value="287.46">
                <text:p>287.46</text:p>
              </table:table-cell>
              <table:table-cell office:value-type="float" office:value="277.05">
                <text:p>277.05</text:p>
              </table:table-cell>
              <table:table-cell office:value-type="float" office:value="265.44">
                <text:p>265.44</text:p>
              </table:table-cell>
              <table:table-cell office:value-type="float" office:value="253.43">
                <text:p>253.43</text:p>
              </table:table-cell>
              <table:table-cell office:value-type="float" office:value="244.47">
                <text:p>244.47</text:p>
              </table:table-cell>
              <table:table-cell office:value-type="float" office:value="234.21">
                <text:p>234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